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47in"/>
    </style:style>
    <style:style style:name="co2" style:family="table-column">
      <style:table-column-properties fo:break-before="auto" style:column-width="0.598in"/>
    </style:style>
    <style:style style:name="co3" style:family="table-column">
      <style:table-column-properties fo:break-before="auto" style:column-width="0.928in"/>
    </style:style>
    <style:style style:name="co4" style:family="table-column">
      <style:table-column-properties fo:break-before="auto" style:column-width="0.62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0.7661in"/>
    </style:style>
    <style:style style:name="co8" style:family="table-column">
      <style:table-column-properties fo:break-before="auto" style:column-width="0.9626in"/>
    </style:style>
    <style:style style:name="co9" style:family="table-column">
      <style:table-column-properties fo:break-before="auto" style:column-width="1.7264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9252in"/>
    </style:style>
    <style:style style:name="co12" style:family="table-column">
      <style:table-column-properties fo:break-before="auto" style:column-width="1.1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ackground-color="#ffffff" fo:border="0.74pt solid #333333"/>
    </style:style>
    <style:style style:name="ce22" style:family="table-cell" style:parent-style-name="Default">
      <style:table-cell-properties fo:background-color="#dddddd" fo:border="0.74pt solid #333333"/>
    </style:style>
    <style:style style:name="ce23" style:family="table-cell" style:parent-style-name="Default" style:data-style-name="N2">
      <style:table-cell-properties fo:background-color="#dddddd" fo:border="0.74pt solid #333333"/>
    </style:style>
    <style:style style:name="ce24" style:family="table-cell" style:parent-style-name="Default" style:data-style-name="N2">
      <style:table-cell-properties fo:background-color="#ffffff" fo:border="0.74pt solid #333333"/>
    </style:style>
    <style:style style:name="ce27" style:family="table-cell" style:parent-style-name="Default" style:data-style-name="N11">
      <style:table-cell-properties fo:background-color="#ffffff" fo:border="0.74pt solid #333333"/>
    </style:style>
    <style:style style:name="ce28" style:family="table-cell" style:parent-style-name="Default" style:data-style-name="N11">
      <style:table-cell-properties fo:background-color="#dddddd" fo:border="0.74pt solid #333333"/>
    </style:style>
    <style:style style:name="ce29" style:family="table-cell" style:parent-style-name="Default" style:data-style-name="N11">
      <style:table-cell-properties fo:background-color="#dddddd" fo:border="0.74pt solid #333333"/>
      <style:map style:condition="cell-content()=MAX([$Sheet1.$D$3:$Sheet1.$D$9])" style:apply-style-name="Good" style:base-cell-address="Sheet1.D3"/>
    </style:style>
    <style:style style:name="ce30" style:family="table-cell" style:parent-style-name="Default" style:data-style-name="N11">
      <style:table-cell-properties fo:background-color="#ffffff" fo:border="0.74pt solid #333333"/>
      <style:map style:condition="cell-content()=MAX([$Sheet1.$D$3:$Sheet1.$D$9])" style:apply-style-name="Good" style:base-cell-address="Sheet1.D3"/>
    </style:style>
    <style:style style:name="ce32" style:family="table-cell" style:parent-style-name="Default" style:data-style-name="N11">
      <style:table-cell-properties fo:background-color="#dddddd" fo:border="0.74pt solid #333333"/>
      <style:map style:condition="cell-content()=MAX([$Sheet1.$D$14:$Sheet1.$D$20])" style:apply-style-name="Good" style:base-cell-address="Sheet1.D14"/>
    </style:style>
    <style:style style:name="ce33" style:family="table-cell" style:parent-style-name="Default" style:data-style-name="N11">
      <style:table-cell-properties fo:background-color="#ffffff" fo:border="0.74pt solid #333333"/>
      <style:map style:condition="cell-content()=MAX([$Sheet1.$D$14:$Sheet1.$D$20])" style:apply-style-name="Good" style:base-cell-address="Sheet1.D14"/>
    </style:style>
    <style:style style:name="ce19" style:family="table-cell" style:parent-style-name="Default">
      <style:table-cell-properties fo:border-bottom="none" fo:background-color="#dddddd" fo:border-left="none" fo:border-right="none" fo:border-top="0.74pt solid #dddddd"/>
    </style:style>
    <style:style style:name="ce31" style:family="table-cell" style:parent-style-name="Default">
      <style:table-cell-properties fo:background-color="#dddddd"/>
    </style:style>
    <style:style style:name="ce20" style:family="table-cell" style:parent-style-name="Default">
      <style:table-cell-properties fo:border-bottom="0.74pt solid #dddddd" fo:background-color="#dddddd" fo:border-left="none" fo:border-right="none" fo:border-top="none"/>
    </style:style>
    <style:style style:name="ce38" style:family="table-cell" style:parent-style-name="Default">
      <style:table-cell-properties fo:background-color="#ffffff" style:text-align-source="fix" style:repeat-content="false" fo:border="0.74pt solid #333333"/>
      <style:paragraph-properties fo:text-align="center" fo:margin-left="0in"/>
    </style:style>
    <style:style style:name="ce40" style:family="table-cell" style:parent-style-name="Default" style:data-style-name="N11">
      <style:table-cell-properties fo:background-color="#dddddd" fo:border="0.74pt solid #333333"/>
      <style:map style:condition="cell-content()=MAX([$Sheet1.$I$3:$Sheet1.$I$9])" style:apply-style-name="Good" style:base-cell-address="Sheet1.I3"/>
    </style:style>
    <style:style style:name="ce41" style:family="table-cell" style:parent-style-name="Default" style:data-style-name="N11">
      <style:table-cell-properties fo:background-color="#ffffff" fo:border="0.74pt solid #333333"/>
      <style:map style:condition="cell-content()=MAX([$Sheet1.$I$3:$Sheet1.$I$9])" style:apply-style-name="Good" style:base-cell-address="Sheet1.I3"/>
    </style:style>
    <style:style style:name="ce42" style:family="table-cell" style:parent-style-name="Default" style:data-style-name="N11">
      <style:table-cell-properties fo:background-color="#dddddd" fo:border="0.74pt solid #333333"/>
      <style:map style:condition="cell-content()=MAX([$Sheet1.$D$14:$Sheet1.$D$20])" style:apply-style-name="Good" style:base-cell-address="Sheet1.D14"/>
    </style:style>
    <style:style style:name="ce43" style:family="table-cell" style:parent-style-name="Default" style:data-style-name="N11">
      <style:table-cell-properties fo:background-color="#ffffff" fo:border="0.74pt solid #333333"/>
      <style:map style:condition="cell-content()=MAX([$Sheet1.$D$14:$Sheet1.$D$20])" style:apply-style-name="Good" style:base-cell-address="Sheet1.D14"/>
    </style:style>
    <style:style style:name="ce34" style:family="table-cell" style:parent-style-name="Default" style:data-style-name="N125">
      <style:table-cell-properties fo:background-color="#ffffff" fo:border="0.74pt solid #333333"/>
    </style:style>
    <style:style style:name="ce35" style:family="table-cell" style:parent-style-name="Default" style:data-style-name="N125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5" table:number-columns-repeated="2" table:default-cell-style-name="ce2"/>
        <table:table-column table:style-name="co9" table:default-cell-style-name="ce2"/>
        <table:table-column table:style-name="co5" table:number-columns-repeated="998" table:default-cell-style-name="ce2"/>
        <table:table-column table:style-name="co5" table:number-columns-repeated="12" table:default-cell-style-name="Default"/>
        <table:table-row table:style-name="ro1">
          <table:table-cell table:number-columns-repeated="2"/>
          <table:table-cell office:value-type="string" calcext:value-type="string">
            <text:p>Current Point</text:p>
          </table:table-cell>
          <table:table-cell table:number-columns-repeated="4"/>
          <table:table-cell office:value-type="string" calcext:value-type="string">
            <text:p>Current Point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Distortion</text:p>
          </table:table-cell>
          <table:table-cell table:style-name="ce21"/>
          <table:table-cell table:style-name="ce27"/>
          <table:table-cell table:style-name="ce21"/>
          <table:table-cell/>
          <table:table-cell table:style-name="ce21" office:value-type="string" calcext:value-type="string">
            <text:p>Distortion</text:p>
          </table:table-cell>
          <table:table-cell table:style-name="ce38"/>
          <table:table-cell table:style-name="ce27"/>
          <table:table-cell table:style-name="ce21"/>
          <table:table-cell table:number-columns-repeated="1015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3" office:value-type="float" office:value="3.4577" calcext:value-type="float">
            <text:p>3.46</text:p>
          </table:table-cell>
          <table:table-cell table:style-name="ce28" table:formula="of:=([.B3]-[.B4])/[.B3]" office:value-type="percentage" office:value="0.488474997830928" calcext:value-type="percentage">
            <text:p>48.85%</text:p>
          </table:table-cell>
          <table:table-cell table:style-name="ce29" table:formula="of:=([.C3]-[.C4])/[.C3]" office:value-type="percentage" office:value="-0.0263138578096198" calcext:value-type="percentage">
            <text:p>-2.63%</text:p>
          </table:table-cell>
          <table:table-cell table:style-name="ce19"/>
          <table:table-cell table:style-name="ce22" office:value-type="float" office:value="1" calcext:value-type="float">
            <text:p>1</text:p>
          </table:table-cell>
          <table:table-cell table:style-name="ce23" office:value-type="float" office:value="1908.24358131649" calcext:value-type="float">
            <text:p>1908.24</text:p>
          </table:table-cell>
          <table:table-cell table:style-name="ce28" office:value-type="percentage" office:value="0.799633" calcext:value-type="percentage">
            <text:p>79.96%</text:p>
          </table:table-cell>
          <table:table-cell table:style-name="ce40" table:formula="of:=([.H3]-[.H4])/[.H3]" office:value-type="percentage" office:value="0.313661392163655" calcext:value-type="percentage">
            <text:p>31.37%</text:p>
          </table:table-cell>
          <table:table-cell table:number-columns-repeated="26"/>
          <table:table-cell table:style-name="ce31" table:number-columns-repeated="989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4" office:value-type="float" office:value="1.7687" calcext:value-type="float">
            <text:p>1.77</text:p>
          </table:table-cell>
          <table:table-cell table:style-name="ce27" table:formula="of:=([.B4]-[.B5])/[.B4]" office:value-type="percentage" office:value="0.501328659467405" calcext:value-type="percentage">
            <text:p>50.13%</text:p>
          </table:table-cell>
          <table:table-cell table:style-name="ce30" table:formula="of:=([.C4]-[.C5])/[.C4]" office:value-type="percentage" office:value="0.721149158885388" calcext:value-type="percentage">
            <text:p>72.11%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4" office:value-type="float" office:value="1389.64297350504" calcext:value-type="float">
            <text:p>1389.64</text:p>
          </table:table-cell>
          <table:table-cell table:style-name="ce27" office:value-type="percentage" office:value="0.548819" calcext:value-type="percentage">
            <text:p>54.88%</text:p>
          </table:table-cell>
          <table:table-cell table:style-name="ce41" table:formula="of:=([.H4]-[.H5])/[.H4]" office:value-type="percentage" office:value="-0.0867772434992227" calcext:value-type="percentage">
            <text:p>-8.68%</text:p>
          </table:table-cell>
          <table:table-cell table:number-columns-repeated="1015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3" office:value-type="float" office:value="0.882" calcext:value-type="float">
            <text:p>0.88</text:p>
          </table:table-cell>
          <table:table-cell table:style-name="ce28" table:formula="of:=([.B5]-[.B6])/[.B5]" office:value-type="percentage" office:value="0.139795918367347" calcext:value-type="percentage">
            <text:p>13.98%</text:p>
          </table:table-cell>
          <table:table-cell table:style-name="ce29" table:formula="of:=([.C5]-[.C6])/[.C5]" office:value-type="percentage" office:value="0.102421641320776" calcext:value-type="percentage">
            <text:p>10.24%</text:p>
          </table:table-cell>
          <table:table-cell table:style-name="ce31"/>
          <table:table-cell table:style-name="ce22" office:value-type="float" office:value="3" calcext:value-type="float">
            <text:p>3</text:p>
          </table:table-cell>
          <table:table-cell table:style-name="ce23" office:value-type="float" office:value="1072.4695444928" calcext:value-type="float">
            <text:p>1072.47</text:p>
          </table:table-cell>
          <table:table-cell table:style-name="ce28" office:value-type="percentage" office:value="0.596444" calcext:value-type="percentage">
            <text:p>59.64%</text:p>
          </table:table-cell>
          <table:table-cell table:style-name="ce40" table:formula="of:=([.H5]-[.H6])/[.H5]" office:value-type="percentage" office:value="0.254084205725936" calcext:value-type="percentage">
            <text:p>25.41%</text:p>
          </table:table-cell>
          <table:table-cell table:number-columns-repeated="26"/>
          <table:table-cell table:style-name="ce31" table:number-columns-repeated="989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4" office:value-type="float" office:value="0.7587" calcext:value-type="float">
            <text:p>0.76</text:p>
          </table:table-cell>
          <table:table-cell table:style-name="ce27" table:formula="of:=([.B6]-[.B7])/[.B6]" office:value-type="percentage" office:value="0.125477790958218" calcext:value-type="percentage">
            <text:p>12.55%</text:p>
          </table:table-cell>
          <table:table-cell table:style-name="ce30" table:formula="of:=([.C6]-[.C7])/[.C6]" office:value-type="percentage" office:value="0.00786160734075129" calcext:value-type="percentage">
            <text:p>0.79%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4" office:value-type="float" office:value="859.787799874048" calcext:value-type="float">
            <text:p>859.79</text:p>
          </table:table-cell>
          <table:table-cell table:style-name="ce27" office:value-type="percentage" office:value="0.444897" calcext:value-type="percentage">
            <text:p>44.49%</text:p>
          </table:table-cell>
          <table:table-cell table:style-name="ce41" table:formula="of:=([.H6]-[.H7])/[.H6]" office:value-type="percentage" office:value="0.346918500237134" calcext:value-type="percentage">
            <text:p>34.69%</text:p>
          </table:table-cell>
          <table:table-cell table:number-columns-repeated="1015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3" office:value-type="float" office:value="0.6635" calcext:value-type="float">
            <text:p>0.66</text:p>
          </table:table-cell>
          <table:table-cell table:style-name="ce28" table:formula="of:=([.B7]-[.B8])/[.B7]" office:value-type="percentage" office:value="0.12449133383572" calcext:value-type="percentage">
            <text:p>12.45%</text:p>
          </table:table-cell>
          <table:table-cell table:style-name="ce29" table:formula="of:=([.C7]-[.C8])/[.C7]" office:value-type="percentage" office:value="0.0112976982781582" calcext:value-type="percentage">
            <text:p>1.13%</text:p>
          </table:table-cell>
          <table:table-cell table:style-name="ce31"/>
          <table:table-cell table:style-name="ce22" office:value-type="float" office:value="5" calcext:value-type="float">
            <text:p>5</text:p>
          </table:table-cell>
          <table:table-cell table:style-name="ce23" office:value-type="float" office:value="768.609457744765" calcext:value-type="float">
            <text:p>768.61</text:p>
          </table:table-cell>
          <table:table-cell table:style-name="ce28" office:value-type="percentage" office:value="0.290554" calcext:value-type="percentage">
            <text:p>29.06%</text:p>
          </table:table-cell>
          <table:table-cell table:style-name="ce40" table:formula="of:=([.H7]-[.H8])/[.H7]" office:value-type="percentage" office:value="0.195695120356285" calcext:value-type="percentage">
            <text:p>19.57%</text:p>
          </table:table-cell>
          <table:table-cell table:number-columns-repeated="26"/>
          <table:table-cell table:style-name="ce31" table:number-columns-repeated="989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4" office:value-type="float" office:value="0.5809" calcext:value-type="float">
            <text:p>0.58</text:p>
          </table:table-cell>
          <table:table-cell table:style-name="ce27" table:formula="of:=([.B8]-[.B9])/[.B8]" office:value-type="percentage" office:value="0.123084868307798" calcext:value-type="percentage">
            <text:p>12.31%</text:p>
          </table:table-cell>
          <table:table-cell table:style-name="ce30" table:formula="of:=([.C8]-[.C9])/[.C8]" office:value-type="percentage" office:value="-0.322181038435455" calcext:value-type="percentage">
            <text:p>-32.22%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4" office:value-type="float" office:value="713.121662454149" calcext:value-type="float">
            <text:p>713.12</text:p>
          </table:table-cell>
          <table:table-cell table:style-name="ce27" office:value-type="percentage" office:value="0.233694" calcext:value-type="percentage">
            <text:p>23.37%</text:p>
          </table:table-cell>
          <table:table-cell table:style-name="ce41" table:formula="of:=([.H8]-[.H9])/[.H8]" office:value-type="percentage" office:value="0.450426626271963" calcext:value-type="percentage">
            <text:p>45.04%</text:p>
          </table:table-cell>
          <table:table-cell table:number-columns-repeated="1015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3" office:value-type="float" office:value="0.5094" calcext:value-type="float">
            <text:p>0.51</text:p>
          </table:table-cell>
          <table:table-cell table:style-name="ce28" table:formula="of:=([.B9]-[.B10])/[.B9]" office:value-type="percentage" office:value="0.162740478994896" calcext:value-type="percentage">
            <text:p>16.27%</text:p>
          </table:table-cell>
          <table:table-cell table:style-name="ce29" table:formula="of:=([.C9]-[.C10])/[.C9]" office:value-type="percentage" office:value="-0.342768940106373" calcext:value-type="percentage">
            <text:p>-34.28%</text:p>
          </table:table-cell>
          <table:table-cell table:style-name="ce31"/>
          <table:table-cell table:style-name="ce22" office:value-type="float" office:value="7" calcext:value-type="float">
            <text:p>7</text:p>
          </table:table-cell>
          <table:table-cell table:style-name="ce23" office:value-type="float" office:value="642.94923612584" calcext:value-type="float">
            <text:p>642.95</text:p>
          </table:table-cell>
          <table:table-cell table:style-name="ce28" office:value-type="percentage" office:value="0.128432" calcext:value-type="percentage">
            <text:p>12.84%</text:p>
          </table:table-cell>
          <table:table-cell table:style-name="ce40" table:formula="of:=([.H9]-[.H10])/[.H9]" office:value-type="percentage" office:value="-1.49525819110502" calcext:value-type="percentage">
            <text:p>-149.53%</text:p>
          </table:table-cell>
          <table:table-cell table:number-columns-repeated="26"/>
          <table:table-cell table:style-name="ce31" table:number-columns-repeated="989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4" office:value-type="float" office:value="0.4265" calcext:value-type="float">
            <text:p>0.43</text:p>
          </table:table-cell>
          <table:table-cell table:style-name="ce27" table:formula="of:=([.B10]-[.B11])/[.B10]" office:value-type="percentage" office:value="0.21852286049238" calcext:value-type="percentage">
            <text:p>21.85%</text:p>
          </table:table-cell>
          <table:table-cell table:style-name="ce21"/>
          <table:table-cell/>
          <table:table-cell table:style-name="ce21" office:value-type="float" office:value="8" calcext:value-type="float">
            <text:p>8</text:p>
          </table:table-cell>
          <table:table-cell table:style-name="ce24" office:value-type="float" office:value="584.187075202333" calcext:value-type="float">
            <text:p>584.19</text:p>
          </table:table-cell>
          <table:table-cell table:style-name="ce27" office:value-type="percentage" office:value="0.320471" calcext:value-type="percentage">
            <text:p>32.05%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3" office:value-type="float" office:value="0.3333" calcext:value-type="float">
            <text:p>0.33</text:p>
          </table:table-cell>
          <table:table-cell table:style-name="ce28" table:number-columns-repeated="2"/>
          <table:table-cell table:style-name="ce20"/>
          <table:table-cell table:style-name="ce22" office:value-type="float" office:value="9" calcext:value-type="float">
            <text:p>9</text:p>
          </table:table-cell>
          <table:table-cell table:style-name="ce23" office:value-type="float" office:value="543.203889249001" calcext:value-type="float">
            <text:p>543.20</text:p>
          </table:table-cell>
          <table:table-cell table:style-name="ce28" table:number-columns-repeated="2"/>
          <table:table-cell table:number-columns-repeated="26"/>
          <table:table-cell table:style-name="ce31"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urrent Point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Current Point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Distortion</text:p>
          </table:table-cell>
          <table:table-cell table:style-name="ce21"/>
          <table:table-cell table:style-name="ce27"/>
          <table:table-cell table:style-name="ce21"/>
          <table:table-cell/>
          <table:table-cell table:style-name="ce21" office:value-type="string" calcext:value-type="string">
            <text:p>Distortion</text:p>
          </table:table-cell>
          <table:table-cell table:style-name="ce21"/>
          <table:table-cell table:style-name="ce27"/>
          <table:table-cell table:style-name="ce21"/>
          <table:table-cell table:number-columns-repeated="1015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3" office:value-type="float" office:value="1981.31" calcext:value-type="float">
            <text:p>1981.31</text:p>
          </table:table-cell>
          <table:table-cell table:style-name="ce28" table:formula="of:=([.B14]-[.B15])/[.B14]" office:value-type="percentage" office:value="0.257980830864428" calcext:value-type="percentage">
            <text:p>25.80%</text:p>
          </table:table-cell>
          <table:table-cell table:style-name="ce32" table:formula="of:=([.C14]-[.C15])/[.C14]" office:value-type="percentage" office:value="0.00855756986082853" calcext:value-type="percentage">
            <text:p>0.86%</text:p>
          </table:table-cell>
          <table:table-cell table:style-name="ce19"/>
          <table:table-cell table:style-name="ce22" office:value-type="float" office:value="1" calcext:value-type="float">
            <text:p>1</text:p>
          </table:table-cell>
          <table:table-cell table:style-name="ce23" office:value-type="float" office:value="57706.1374859296" calcext:value-type="float">
            <text:p>57706.14</text:p>
          </table:table-cell>
          <table:table-cell table:style-name="ce28" table:formula="of:=([.G14]-[.G15])/[.G14]" office:value-type="percentage" office:value="0.22641359485351" calcext:value-type="percentage">
            <text:p>22.64%</text:p>
          </table:table-cell>
          <table:table-cell table:style-name="ce42" table:formula="of:=([.H14]-[.H15])/[.H14]" office:value-type="percentage" office:value="0.0691182547089317" calcext:value-type="percentage">
            <text:p>6.91%</text:p>
          </table:table-cell>
          <table:table-cell table:number-columns-repeated="26"/>
          <table:table-cell table:style-name="ce31" table:number-columns-repeated="989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4" office:value-type="float" office:value="1470.17" calcext:value-type="float">
            <text:p>1470.17</text:p>
          </table:table-cell>
          <table:table-cell table:style-name="ce27" table:formula="of:=([.B15]-[.B16])/[.B15]" office:value-type="percentage" office:value="0.255773141881551" calcext:value-type="percentage">
            <text:p>25.58%</text:p>
          </table:table-cell>
          <table:table-cell table:style-name="ce33" table:formula="of:=([.C15]-[.C16])/[.C15]" office:value-type="percentage" office:value="0.0921975186530647" calcext:value-type="percentage">
            <text:p>9.22%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4" office:value-type="float" office:value="44640.6834526294" calcext:value-type="float">
            <text:p>44640.68</text:p>
          </table:table-cell>
          <table:table-cell table:style-name="ce27" table:formula="of:=([.G15]-[.G16])/[.G15]" office:value-type="percentage" office:value="0.21076428233486" calcext:value-type="percentage">
            <text:p>21.08%</text:p>
          </table:table-cell>
          <table:table-cell table:style-name="ce43" table:formula="of:=([.H15]-[.H16])/[.H15]" office:value-type="percentage" office:value="0.103060985340245" calcext:value-type="percentage">
            <text:p>10.31%</text:p>
          </table:table-cell>
          <table:table-cell table:number-columns-repeated="1015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3" office:value-type="float" office:value="1094.14" calcext:value-type="float">
            <text:p>1094.14</text:p>
          </table:table-cell>
          <table:table-cell table:style-name="ce28" table:formula="of:=([.B16]-[.B17])/[.B16]" office:value-type="percentage" office:value="0.232191492861974" calcext:value-type="percentage">
            <text:p>23.22%</text:p>
          </table:table-cell>
          <table:table-cell table:style-name="ce32" table:formula="of:=([.C16]-[.C17])/[.C16]" office:value-type="percentage" office:value="0.591155111170283" calcext:value-type="percentage">
            <text:p>59.12%</text:p>
          </table:table-cell>
          <table:table-cell table:style-name="ce31"/>
          <table:table-cell table:style-name="ce22" office:value-type="float" office:value="3" calcext:value-type="float">
            <text:p>3</text:p>
          </table:table-cell>
          <table:table-cell table:style-name="ce23" office:value-type="float" office:value="35232.0218417983" calcext:value-type="float">
            <text:p>35232.02</text:p>
          </table:table-cell>
          <table:table-cell table:style-name="ce28" table:formula="of:=([.G16]-[.G17])/[.G16]" office:value-type="percentage" office:value="0.1890427077229" calcext:value-type="percentage">
            <text:p>18.90%</text:p>
          </table:table-cell>
          <table:table-cell table:style-name="ce42" table:formula="of:=([.H16]-[.H17])/[.H16]" office:value-type="percentage" office:value="0.53164897050852" calcext:value-type="percentage">
            <text:p>53.16%</text:p>
          </table:table-cell>
          <table:table-cell table:number-columns-repeated="26"/>
          <table:table-cell table:style-name="ce31" table:number-columns-repeated="989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4" office:value-type="float" office:value="840.09" calcext:value-type="float">
            <text:p>840.09</text:p>
          </table:table-cell>
          <table:table-cell table:style-name="ce27" table:formula="of:=([.B17]-[.B18])/[.B17]" office:value-type="percentage" office:value="0.0949303050863598" calcext:value-type="percentage">
            <text:p>9.49%</text:p>
          </table:table-cell>
          <table:table-cell table:style-name="ce33" table:formula="of:=([.C17]-[.C18])/[.C17]" office:value-type="percentage" office:value="0.209884363726736" calcext:value-type="percentage">
            <text:p>20.99%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4" office:value-type="float" office:value="28571.6650342724" calcext:value-type="float">
            <text:p>28571.67</text:p>
          </table:table-cell>
          <table:table-cell table:style-name="ce27" table:formula="of:=([.G17]-[.G18])/[.G17]" office:value-type="percentage" office:value="0.0885383467798771" calcext:value-type="percentage">
            <text:p>8.85%</text:p>
          </table:table-cell>
          <table:table-cell table:style-name="ce43" table:formula="of:=([.H17]-[.H18])/[.H17]" office:value-type="percentage" office:value="0.0713037369183502" calcext:value-type="percentage">
            <text:p>7.13%</text:p>
          </table:table-cell>
          <table:table-cell table:number-columns-repeated="1015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3" office:value-type="float" office:value="760.34" calcext:value-type="float">
            <text:p>760.34</text:p>
          </table:table-cell>
          <table:table-cell table:style-name="ce28" table:formula="of:=([.B18]-[.B19])/[.B18]" office:value-type="percentage" office:value="0.0750059184049242" calcext:value-type="percentage">
            <text:p>7.50%</text:p>
          </table:table-cell>
          <table:table-cell table:style-name="ce32" table:formula="of:=([.C18]-[.C19])/[.C18]" office:value-type="percentage" office:value="-0.115020095615456" calcext:value-type="percentage">
            <text:p>-11.50%</text:p>
          </table:table-cell>
          <table:table-cell table:style-name="ce31"/>
          <table:table-cell table:style-name="ce22" office:value-type="float" office:value="5" calcext:value-type="float">
            <text:p>5</text:p>
          </table:table-cell>
          <table:table-cell table:style-name="ce23" office:value-type="float" office:value="26041.9770473895" calcext:value-type="float">
            <text:p>26041.98</text:p>
          </table:table-cell>
          <table:table-cell table:style-name="ce28" table:formula="of:=([.G18]-[.G19])/[.G18]" office:value-type="percentage" office:value="0.0822252317938991" calcext:value-type="percentage">
            <text:p>8.22%</text:p>
          </table:table-cell>
          <table:table-cell table:style-name="ce42" table:formula="of:=([.H18]-[.H19])/[.H18]" office:value-type="percentage" office:value="0.059201318946016" calcext:value-type="percentage">
            <text:p>5.92%</text:p>
          </table:table-cell>
          <table:table-cell table:number-columns-repeated="26"/>
          <table:table-cell table:style-name="ce31" table:number-columns-repeated="989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4" office:value-type="float" office:value="703.31" calcext:value-type="float">
            <text:p>703.31</text:p>
          </table:table-cell>
          <table:table-cell table:style-name="ce27" table:formula="of:=([.B19]-[.B20])/[.B19]" office:value-type="percentage" office:value="0.0836331063115837" calcext:value-type="percentage">
            <text:p>8.36%</text:p>
          </table:table-cell>
          <table:table-cell table:style-name="ce33" table:formula="of:=([.C19]-[.C20])/[.C19]" office:value-type="percentage" office:value="0.273478832351719" calcext:value-type="percentage">
            <text:p>27.35%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4" office:value-type="float" office:value="23900.6694482965" calcext:value-type="float">
            <text:p>23900.67</text:p>
          </table:table-cell>
          <table:table-cell table:style-name="ce27" table:formula="of:=([.G19]-[.G20])/[.G19]" office:value-type="percentage" office:value="0.0773573896210584" calcext:value-type="percentage">
            <text:p>7.74%</text:p>
          </table:table-cell>
          <table:table-cell table:style-name="ce43" table:formula="of:=([.H19]-[.H20])/[.H19]" office:value-type="percentage" office:value="0.0391458047062923" calcext:value-type="percentage">
            <text:p>3.91%</text:p>
          </table:table-cell>
          <table:table-cell table:number-columns-repeated="1015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3" office:value-type="float" office:value="644.49" calcext:value-type="float">
            <text:p>644.49</text:p>
          </table:table-cell>
          <table:table-cell table:style-name="ce28" table:formula="of:=([.B20]-[.B21])/[.B20]" office:value-type="percentage" office:value="0.0607612220515446" calcext:value-type="percentage">
            <text:p>6.08%</text:p>
          </table:table-cell>
          <table:table-cell table:style-name="ce32" table:formula="of:=([.C20]-[.C21])/[.C20]" office:value-type="percentage" office:value="-0.232443506996" calcext:value-type="percentage">
            <text:p>-23.24%</text:p>
          </table:table-cell>
          <table:table-cell table:style-name="ce31"/>
          <table:table-cell table:style-name="ce22" office:value-type="float" office:value="7" calcext:value-type="float">
            <text:p>7</text:p>
          </table:table-cell>
          <table:table-cell table:style-name="ce23" office:value-type="float" office:value="22051.7760495805" calcext:value-type="float">
            <text:p>22051.78</text:p>
          </table:table-cell>
          <table:table-cell table:style-name="ce28" table:formula="of:=([.G20]-[.G21])/[.G20]" office:value-type="percentage" office:value="0.0743291723543638" calcext:value-type="percentage">
            <text:p>7.43%</text:p>
          </table:table-cell>
          <table:table-cell table:style-name="ce42" table:formula="of:=([.H20]-[.H21])/[.H20]" office:value-type="percentage" office:value="0.0928819800885254" calcext:value-type="percentage">
            <text:p>9.29%</text:p>
          </table:table-cell>
          <table:table-cell table:number-columns-repeated="26"/>
          <table:table-cell table:style-name="ce31" table:number-columns-repeated="989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4" office:value-type="float" office:value="605.33" calcext:value-type="float">
            <text:p>605.33</text:p>
          </table:table-cell>
          <table:table-cell table:style-name="ce27" table:formula="of:=([.B21]-[.B22])/[.B21]" office:value-type="percentage" office:value="0.0748847735945683" calcext:value-type="percentage">
            <text:p>7.49%</text:p>
          </table:table-cell>
          <table:table-cell table:style-name="ce21"/>
          <table:table-cell/>
          <table:table-cell table:style-name="ce21" office:value-type="float" office:value="8" calcext:value-type="float">
            <text:p>8</text:p>
          </table:table-cell>
          <table:table-cell table:style-name="ce24" office:value-type="float" office:value="20412.6857868714" calcext:value-type="float">
            <text:p>20412.69</text:p>
          </table:table-cell>
          <table:table-cell table:style-name="ce27" table:formula="of:=([.G21]-[.G22])/[.G21]" office:value-type="percentage" office:value="0.0674253316477492" calcext:value-type="percentage">
            <text:p>6.74%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3" office:value-type="float" office:value="560" calcext:value-type="float">
            <text:p>560.00</text:p>
          </table:table-cell>
          <table:table-cell table:style-name="ce28" table:number-columns-repeated="2"/>
          <table:table-cell table:style-name="ce20"/>
          <table:table-cell table:style-name="ce22" office:value-type="float" office:value="9" calcext:value-type="float">
            <text:p>9</text:p>
          </table:table-cell>
          <table:table-cell table:style-name="ce23" office:value-type="float" office:value="19036.3536778703" calcext:value-type="float">
            <text:p>19036.35</text:p>
          </table:table-cell>
          <table:table-cell table:style-name="ce28" table:number-columns-repeated="2"/>
          <table:table-cell table:number-columns-repeated="26"/>
          <table:table-cell table:style-name="ce31" table:number-columns-repeated="989"/>
        </table:table-row>
        <table:table-row table:style-name="ro1" table:number-rows-repeated="11">
          <table:table-cell table:number-columns-repeated="1012"/>
          <table:table-cell table:style-name="ce2" table:number-columns-repeated="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4:Sheet1.D20 Sheet1.I14:Sheet1.I20">
            <calcext:condition calcext:apply-style-name="Good" calcext:value="=MAX([$Sheet1.$D$14:$Sheet1.$D$20])" calcext:base-cell-address="Sheet1.D14"/>
          </calcext:conditional-format>
          <calcext:conditional-format calcext:target-range-address="Sheet1.I3:Sheet1.I9">
            <calcext:condition calcext:apply-style-name="Good" calcext:value="=MAX([$Sheet1.$I$3:$Sheet1.$I$9])" calcext:base-cell-address="Sheet1.I3"/>
          </calcext:conditional-format>
          <calcext:conditional-format calcext:target-range-address="Sheet1.I14:Sheet1.I20">
            <calcext:condition calcext:apply-style-name="Good" calcext:value="=MAX([$Sheet1.$I$14:$Sheet1.$I$20])" calcext:base-cell-address="Sheet1.I14"/>
          </calcext:conditional-format>
          <calcext:conditional-format calcext:target-range-address="Sheet1.D3:Sheet1.D9">
            <calcext:condition calcext:apply-style-name="Good" calcext:value="=MAX([$Sheet1.$D$3:$Sheet1.$D$9])" calcext:base-cell-address="Sheet1.D3"/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3.6173in" svg:height="2.0358in" svg:x="6.9189in" svg:y="0.1055in">
            <draw:object draw:notify-on-update-of-ranges="Sheet2.B2:Sheet2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2484in" svg:height="1.7185in" svg:x="6.9579in" svg:y="2.3528in">
            <draw:object draw:notify-on-update-of-ranges="Sheet2.B15:Sheet2.B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2665in" svg:height="1.8843in" svg:x="6.9756in" svg:y="4.2783in">
            <draw:object draw:notify-on-update-of-ranges="Sheet2.B28:Sheet2.B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number-columns-repeated="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5" table:default-cell-style-name="ce2"/>
        <table:table-column table:style-name="co12" table:default-cell-style-name="ce2"/>
        <table:table-column table:style-name="co5" table:number-columns-repeated="1016" table:default-cell-style-name="ce2"/>
        <table:table-row table:style-name="ro1">
          <table:table-cell table:style-name="ce21" office:value-type="string" calcext:value-type="string">
            <text:p>Centroids</text:p>
          </table:table-cell>
          <table:table-cell table:style-name="ce38" office:value-type="string" calcext:value-type="string">
            <text:p>Distortion</text:p>
          </table:table-cell>
          <table:table-cell office:value-type="string" calcext:value-type="string">
            <text:p>Change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4" office:value-type="float" office:value="6979.86" calcext:value-type="float">
            <text:p>6979.86</text:p>
          </table:table-cell>
          <table:table-cell table:style-name="ce34" table:formula="of:=[.B2]-[.B3]" office:value-type="float" office:value="5044.9" calcext:value-type="float">
            <text:p>5044.9</text:p>
          </table:table-cell>
          <table:table-cell table:style-name="ce27" table:formula="of:=[.C2]/[.$C$2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4" office:value-type="float" office:value="1934.96" calcext:value-type="float">
            <text:p>1934.96</text:p>
          </table:table-cell>
          <table:table-cell table:style-name="ce34" table:formula="of:=[.B3]-[.B4]" office:value-type="float" office:value="1145.988" calcext:value-type="float">
            <text:p>1146.0</text:p>
          </table:table-cell>
          <table:table-cell table:style-name="ce27" table:formula="of:=[.C3]/[.$C$2]" office:value-type="percentage" office:value="0.227157723641698" calcext:value-type="percentage">
            <text:p>22.72%</text:p>
          </table:table-cell>
          <table:table-cell table:number-columns-repeated="1020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4" office:value-type="float" office:value="788.972" calcext:value-type="float">
            <text:p>788.97</text:p>
          </table:table-cell>
          <table:table-cell table:style-name="ce34" table:formula="of:=[.B4]-[.B5]" office:value-type="float" office:value="300.597" calcext:value-type="float">
            <text:p>300.6</text:p>
          </table:table-cell>
          <table:table-cell table:style-name="ce27" table:formula="of:=[.C4]/[.$C$2]" office:value-type="percentage" office:value="0.0595843326924221" calcext:value-type="percentage">
            <text:p>5.96%</text:p>
          </table:table-cell>
          <table:table-cell table:number-columns-repeated="1020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4" office:value-type="float" office:value="488.375" calcext:value-type="float">
            <text:p>488.38</text:p>
          </table:table-cell>
          <table:table-cell table:style-name="ce34" table:formula="of:=[.B5]-[.B6]" office:value-type="float" office:value="148.85" calcext:value-type="float">
            <text:p>148.9</text:p>
          </table:table-cell>
          <table:table-cell table:style-name="ce27" table:formula="of:=[.C5]/[.$C$2]" office:value-type="percentage" office:value="0.0295050446986065" calcext:value-type="percentage">
            <text:p>2.95%</text:p>
          </table:table-cell>
          <table:table-cell table:number-columns-repeated="1020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4" office:value-type="float" office:value="339.525" calcext:value-type="float">
            <text:p>339.53</text:p>
          </table:table-cell>
          <table:table-cell table:style-name="ce34" table:formula="of:=[.B6]-[.B7]" office:value-type="float" office:value="125.009" calcext:value-type="float">
            <text:p>125.0</text:p>
          </table:table-cell>
          <table:table-cell table:style-name="ce27" table:formula="of:=[.C6]/[.$C$2]" office:value-type="percentage" office:value="0.024779282047216" calcext:value-type="percentage">
            <text:p>2.48%</text:p>
          </table:table-cell>
          <table:table-cell table:number-columns-repeated="1020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4" office:value-type="float" office:value="214.516" calcext:value-type="float">
            <text:p>214.52</text:p>
          </table:table-cell>
          <table:table-cell table:style-name="ce34" table:formula="of:=[.B7]-[.B8]" office:value-type="float" office:value="55.06" calcext:value-type="float">
            <text:p>55.1</text:p>
          </table:table-cell>
          <table:table-cell table:style-name="ce27" table:formula="of:=[.C7]/[.$C$2]" office:value-type="percentage" office:value="0.0109139923487086" calcext:value-type="percentage">
            <text:p>1.09%</text:p>
          </table:table-cell>
          <table:table-cell table:number-columns-repeated="1020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4" office:value-type="float" office:value="159.456" calcext:value-type="float">
            <text:p>159.46</text:p>
          </table:table-cell>
          <table:table-cell table:style-name="ce34" table:formula="of:=[.B8]-[.B9]" office:value-type="float" office:value="32.442" calcext:value-type="float">
            <text:p>32.4</text:p>
          </table:table-cell>
          <table:table-cell table:style-name="ce27" table:formula="of:=[.C8]/[.$C$2]" office:value-type="percentage" office:value="0.00643065273840909" calcext:value-type="percentage">
            <text:p>0.64%</text:p>
          </table:table-cell>
          <table:table-cell table:number-columns-repeated="1020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4" office:value-type="float" office:value="127.014" calcext:value-type="float">
            <text:p>127.01</text:p>
          </table:table-cell>
          <table:table-cell table:style-name="ce34" table:formula="of:=[.B9]-[.B10]" office:value-type="float" office:value="22.907" calcext:value-type="float">
            <text:p>22.9</text:p>
          </table:table-cell>
          <table:table-cell table:style-name="ce27" table:formula="of:=[.C9]/[.$C$2]" office:value-type="percentage" office:value="0.00454062518583124" calcext:value-type="percentage">
            <text:p>0.45%</text:p>
          </table:table-cell>
          <table:table-cell table:number-columns-repeated="1020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4" office:value-type="float" office:value="104.107" calcext:value-type="float">
            <text:p>104.11</text:p>
          </table:table-cell>
          <table:table-cell table:style-name="ce34" table:formula="of:=[.B10]-[.B11]" office:value-type="float" office:value="14.3676" calcext:value-type="float">
            <text:p>14.4</text:p>
          </table:table-cell>
          <table:table-cell table:style-name="ce27" table:formula="of:=[.C10]/[.$C$2]" office:value-type="percentage" office:value="0.00284794544986025" calcext:value-type="percentage">
            <text:p>0.28%</text:p>
          </table:table-cell>
          <table:table-cell table:number-columns-repeated="1020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89.7394" calcext:value-type="float">
            <text:p>89.7394</text:p>
          </table:table-cell>
          <table:table-cell table:style-name="ce34" table:formula="of:=[.B11]-[.B12]" office:value-type="float" office:value="13.9195" calcext:value-type="float">
            <text:p>13.9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75.8199" calcext:value-type="float">
            <text:p>75.82</text:p>
          </table:table-cell>
          <table:table-cell table:style-name="ce34"/>
          <table:table-cell table:style-name="ce27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number-columns-repeated="1021"/>
        </table:table-row>
        <table:table-row table:style-name="ro1">
          <table:table-cell table:style-name="ce21" office:value-type="string" calcext:value-type="string">
            <text:p>Centroids</text:p>
          </table:table-cell>
          <table:table-cell table:style-name="ce38" office:value-type="string" calcext:value-type="string">
            <text:p>Distortion</text:p>
          </table:table-cell>
          <table:table-cell table:style-name="ce34"/>
          <table:table-cell table:style-name="ce21"/>
          <table:table-cell table:number-columns-repeated="1020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4" office:value-type="float" office:value="1477.83" calcext:value-type="float">
            <text:p>1477.83</text:p>
          </table:table-cell>
          <table:table-cell table:style-name="ce34" table:formula="of:=[.B15]-[.B16]" office:value-type="float" office:value="1159.968" calcext:value-type="float">
            <text:p>1160.0</text:p>
          </table:table-cell>
          <table:table-cell table:style-name="ce27" table:formula="of:=[.C15]/[.$C$15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4" office:value-type="float" office:value="317.862" calcext:value-type="float">
            <text:p>317.86</text:p>
          </table:table-cell>
          <table:table-cell table:style-name="ce34" table:formula="of:=[.B16]-[.B17]" office:value-type="float" office:value="168.627" calcext:value-type="float">
            <text:p>168.6</text:p>
          </table:table-cell>
          <table:table-cell table:style-name="ce27" table:formula="of:=[.C16]/[.$C$15]" office:value-type="percentage" office:value="0.145372113713482" calcext:value-type="percentage">
            <text:p>14.54%</text:p>
          </table:table-cell>
          <table:table-cell table:number-columns-repeated="1020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4" office:value-type="float" office:value="149.235" calcext:value-type="float">
            <text:p>149.24</text:p>
          </table:table-cell>
          <table:table-cell table:style-name="ce34" table:formula="of:=[.B17]-[.B18]" office:value-type="float" office:value="72.3582" calcext:value-type="float">
            <text:p>72.4</text:p>
          </table:table-cell>
          <table:table-cell table:style-name="ce27" table:formula="of:=[.C17]/[.$C$15]" office:value-type="percentage" office:value="0.0623794794339154" calcext:value-type="percentage">
            <text:p>6.24%</text:p>
          </table:table-cell>
          <table:table-cell table:number-columns-repeated="1020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4" office:value-type="float" office:value="76.8768" calcext:value-type="float">
            <text:p>76.88</text:p>
          </table:table-cell>
          <table:table-cell table:style-name="ce34" table:formula="of:=[.B18]-[.B19]" office:value-type="float" office:value="26.8592" calcext:value-type="float">
            <text:p>26.9</text:p>
          </table:table-cell>
          <table:table-cell table:style-name="ce27" table:formula="of:=[.C18]/[.$C$15]" office:value-type="percentage" office:value="0.0231551215205937" calcext:value-type="percentage">
            <text:p>2.32%</text:p>
          </table:table-cell>
          <table:table-cell table:number-columns-repeated="1020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4" office:value-type="float" office:value="50.0176" calcext:value-type="float">
            <text:p>50.02</text:p>
          </table:table-cell>
          <table:table-cell table:style-name="ce34" table:formula="of:=[.B19]-[.B20]" office:value-type="float" office:value="15.5188" calcext:value-type="float">
            <text:p>15.5</text:p>
          </table:table-cell>
          <table:table-cell table:style-name="ce27" table:formula="of:=[.C19]/[.$C$15]" office:value-type="percentage" office:value="0.0133786449281359" calcext:value-type="percentage">
            <text:p>1.34%</text:p>
          </table:table-cell>
          <table:table-cell table:number-columns-repeated="1020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4" office:value-type="float" office:value="34.4988" calcext:value-type="float">
            <text:p>34.50</text:p>
          </table:table-cell>
          <table:table-cell table:style-name="ce34" table:formula="of:=[.B20]-[.B21]" office:value-type="float" office:value="7.552" calcext:value-type="float">
            <text:p>7.6</text:p>
          </table:table-cell>
          <table:table-cell table:style-name="ce27" table:formula="of:=[.C20]/[.$C$15]" office:value-type="percentage" office:value="0.00651052442826009" calcext:value-type="percentage">
            <text:p>0.65%</text:p>
          </table:table-cell>
          <table:table-cell table:number-columns-repeated="1020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4" office:value-type="float" office:value="26.9468" calcext:value-type="float">
            <text:p>26.95</text:p>
          </table:table-cell>
          <table:table-cell table:style-name="ce34" table:formula="of:=[.B21]-[.B22]" office:value-type="float" office:value="4.9426" calcext:value-type="float">
            <text:p>4.9</text:p>
          </table:table-cell>
          <table:table-cell table:style-name="ce27" table:formula="of:=[.C21]/[.$C$15]" office:value-type="percentage" office:value="0.00426097961323071" calcext:value-type="percentage">
            <text:p>0.43%</text:p>
          </table:table-cell>
          <table:table-cell table:number-columns-repeated="1020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4" office:value-type="float" office:value="22.0042" calcext:value-type="float">
            <text:p>22.00</text:p>
          </table:table-cell>
          <table:table-cell table:style-name="ce34" table:formula="of:=[.B22]-[.B23]" office:value-type="float" office:value="5.6983" calcext:value-type="float">
            <text:p>5.7</text:p>
          </table:table-cell>
          <table:table-cell table:style-name="ce27" table:formula="of:=[.C22]/[.$C$15]" office:value-type="percentage" office:value="0.00491246310243041" calcext:value-type="percentage">
            <text:p>0.49%</text:p>
          </table:table-cell>
          <table:table-cell table:number-columns-repeated="1020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4" office:value-type="float" office:value="16.3059" calcext:value-type="float">
            <text:p>16.31</text:p>
          </table:table-cell>
          <table:table-cell table:style-name="ce34" table:formula="of:=[.B23]-[.B24]" office:value-type="float" office:value="2.616" calcext:value-type="float">
            <text:p>2.6</text:p>
          </table:table-cell>
          <table:table-cell table:style-name="ce27" table:formula="of:=[.C23]/[.$C$15]" office:value-type="percentage" office:value="0.00225523462716213" calcext:value-type="percentage">
            <text:p>0.23%</text:p>
          </table:table-cell>
          <table:table-cell table:number-columns-repeated="1020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3.6899" calcext:value-type="float">
            <text:p>13.6899</text:p>
          </table:table-cell>
          <table:table-cell table:style-name="ce34" table:formula="of:=[.B24]-[.B25]" office:value-type="float" office:value="2.1904" calcext:value-type="float">
            <text:p>2.2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11.4995" calcext:value-type="float">
            <text:p>11.50</text:p>
          </table:table-cell>
          <table:table-cell table:style-name="ce34"/>
          <table:table-cell table:style-name="ce27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number-columns-repeated="1021"/>
        </table:table-row>
        <table:table-row table:style-name="ro1">
          <table:table-cell table:style-name="ce21" office:value-type="string" calcext:value-type="string">
            <text:p>Centroids</text:p>
          </table:table-cell>
          <table:table-cell table:style-name="ce38" office:value-type="string" calcext:value-type="string">
            <text:p>Distortion</text:p>
          </table:table-cell>
          <table:table-cell table:style-name="ce34"/>
          <table:table-cell table:style-name="ce21"/>
          <table:table-cell table:number-columns-repeated="1020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4" office:value-type="float" office:value="1628.87" calcext:value-type="float">
            <text:p>1628.87</text:p>
          </table:table-cell>
          <table:table-cell table:style-name="ce34" table:formula="of:=[.B28]-[.B29]" office:value-type="float" office:value="1309.99" calcext:value-type="float">
            <text:p>1310.0</text:p>
          </table:table-cell>
          <table:table-cell table:style-name="ce27" table:formula="of:=[.C28]/[.$C$28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4" office:value-type="float" office:value="318.88" calcext:value-type="float">
            <text:p>318.88</text:p>
          </table:table-cell>
          <table:table-cell table:style-name="ce34" table:formula="of:=[.B29]-[.B30]" office:value-type="float" office:value="158.319" calcext:value-type="float">
            <text:p>158.3</text:p>
          </table:table-cell>
          <table:table-cell table:style-name="ce27" table:formula="of:=[.C29]/[.$C$28]" office:value-type="percentage" office:value="0.120855121031458" calcext:value-type="percentage">
            <text:p>12.09%</text:p>
          </table:table-cell>
          <table:table-cell table:number-columns-repeated="1020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4" office:value-type="float" office:value="160.561" calcext:value-type="float">
            <text:p>160.56</text:p>
          </table:table-cell>
          <table:table-cell table:style-name="ce34" table:formula="of:=[.B30]-[.B31]" office:value-type="float" office:value="71.0171" calcext:value-type="float">
            <text:p>71.0</text:p>
          </table:table-cell>
          <table:table-cell table:style-name="ce27" table:formula="of:=[.C30]/[.$C$28]" office:value-type="percentage" office:value="0.0542119405491645" calcext:value-type="percentage">
            <text:p>5.42%</text:p>
          </table:table-cell>
          <table:table-cell table:number-columns-repeated="1020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4" office:value-type="float" office:value="89.5439" calcext:value-type="float">
            <text:p>89.54</text:p>
          </table:table-cell>
          <table:table-cell table:style-name="ce34" table:formula="of:=[.B31]-[.B32]" office:value-type="float" office:value="35.2009" calcext:value-type="float">
            <text:p>35.2</text:p>
          </table:table-cell>
          <table:table-cell table:style-name="ce27" table:formula="of:=[.C31]/[.$C$28]" office:value-type="percentage" office:value="0.0268711211535966" calcext:value-type="percentage">
            <text:p>2.69%</text:p>
          </table:table-cell>
          <table:table-cell table:number-columns-repeated="1020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4" office:value-type="float" office:value="54.343" calcext:value-type="float">
            <text:p>54.34</text:p>
          </table:table-cell>
          <table:table-cell table:style-name="ce34" table:formula="of:=[.B32]-[.B33]" office:value-type="float" office:value="13.3979" calcext:value-type="float">
            <text:p>13.4</text:p>
          </table:table-cell>
          <table:table-cell table:style-name="ce27" table:formula="of:=[.C32]/[.$C$28]" office:value-type="percentage" office:value="0.0102274826525393" calcext:value-type="percentage">
            <text:p>1.02%</text:p>
          </table:table-cell>
          <table:table-cell table:number-columns-repeated="1020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4" office:value-type="float" office:value="40.9451" calcext:value-type="float">
            <text:p>40.95</text:p>
          </table:table-cell>
          <table:table-cell table:style-name="ce34" table:formula="of:=[.B33]-[.B34]" office:value-type="float" office:value="9.4452" calcext:value-type="float">
            <text:p>9.4</text:p>
          </table:table-cell>
          <table:table-cell table:style-name="ce27" table:formula="of:=[.C33]/[.$C$28]" office:value-type="percentage" office:value="0.00721013137504866" calcext:value-type="percentage">
            <text:p>0.72%</text:p>
          </table:table-cell>
          <table:table-cell table:number-columns-repeated="1020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4" office:value-type="float" office:value="31.4999" calcext:value-type="float">
            <text:p>31.50</text:p>
          </table:table-cell>
          <table:table-cell table:style-name="ce34" table:formula="of:=[.B34]-[.B35]" office:value-type="float" office:value="6.6462" calcext:value-type="float">
            <text:p>6.6</text:p>
          </table:table-cell>
          <table:table-cell table:style-name="ce27" table:formula="of:=[.C34]/[.$C$28]" office:value-type="percentage" office:value="0.00507347384331178" calcext:value-type="percentage">
            <text:p>0.51%</text:p>
          </table:table-cell>
          <table:table-cell table:number-columns-repeated="1020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4" office:value-type="float" office:value="24.8537" calcext:value-type="float">
            <text:p>24.85</text:p>
          </table:table-cell>
          <table:table-cell table:style-name="ce34" table:formula="of:=[.B35]-[.B36]" office:value-type="float" office:value="4.3005" calcext:value-type="float">
            <text:p>4.3</text:p>
          </table:table-cell>
          <table:table-cell table:style-name="ce27" table:formula="of:=[.C35]/[.$C$28]" office:value-type="percentage" office:value="0.00328284948740067" calcext:value-type="percentage">
            <text:p>0.33%</text:p>
          </table:table-cell>
          <table:table-cell table:number-columns-repeated="1020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4" office:value-type="float" office:value="20.5532" calcext:value-type="float">
            <text:p>20.55</text:p>
          </table:table-cell>
          <table:table-cell table:style-name="ce34" table:formula="of:=[.B36]-[.B37]" office:value-type="float" office:value="4.3164" calcext:value-type="float">
            <text:p>4.3</text:p>
          </table:table-cell>
          <table:table-cell table:style-name="ce27" table:formula="of:=[.C36]/[.$C$28]" office:value-type="percentage" office:value="0.00329498698463347" calcext:value-type="percentage">
            <text:p>0.33%</text:p>
          </table:table-cell>
          <table:table-cell table:number-columns-repeated="1020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6.2368" calcext:value-type="float">
            <text:p>16.2368</text:p>
          </table:table-cell>
          <table:table-cell table:style-name="ce34" table:formula="of:=[.B37]-[.B38]" office:value-type="float" office:value="2.4366" calcext:value-type="float">
            <text:p>2.4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13.8002" calcext:value-type="float">
            <text:p>13.80</text:p>
          </table:table-cell>
          <table:table-cell table:style-name="ce34"/>
          <table:table-cell table:style-name="ce27"/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percentage-style style:name="N122">
      <number:number number:decimal-places="5" number:min-decimal-places="5" number:min-integer-digits="1"/>
      <number:text>%</number:text>
    </number:percentage-style>
    <number:currency-style style:name="N124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4P0"/>
    </number:currency-style>
    <number:number-style style:name="N12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21:09:09.642950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ss Garrison</meta:initial-creator>
    <meta:creation-date>2021-03-04T15:25:14.557803658</meta:creation-date>
    <dc:date>2021-03-05T21:31:54.046719641</dc:date>
    <dc:creator>Tess Garrison</dc:creator>
    <meta:editing-duration>P1DT3H43M48S</meta:editing-duration>
    <meta:editing-cycles>170</meta:editing-cycles>
    <meta:generator>LibreOffice/7.0.3.1$Linux_X86_64 LibreOffice_project/00$Build-1</meta:generator>
    <meta:document-statistic meta:table-count="2" meta:cell-count="27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189cm" svg:height="5.172cm" xlink:href=".." xlink:type="simple" chart:class="chart:line" chart:style-name="ch1">
        <chart:legend chart:legend-position="end" svg:x="6.337cm" svg:y="2.287cm" style:legend-expansion="high" chart:style-name="ch2"/>
        <chart:plot-area chart:style-name="ch3" table:cell-range-address="Sheet2.B2:Sheet2.B12" svg:x="0.183cm" svg:y="0.103cm" svg:width="5.971cm" svg:height="4.966cm">
          <chart:coordinate-region svg:x="1.651cm" svg:y="0.303cm" svg:width="4.317cm" svg:height="4.1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12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79.86">
                <text:p>6979.86</text:p>
                <draw:g>
                  <svg:desc>Sheet2.B2:Sheet2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4.96">
                <text:p>1934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8.972">
                <text:p>788.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8.375">
                <text:p>488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9.525">
                <text:p>339.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4.516">
                <text:p>214.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9.456">
                <text:p>159.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.014">
                <text:p>127.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.107">
                <text:p>104.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7394">
                <text:p>89.7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.8199">
                <text:p>75.8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92cm" svg:height="4.366cm" xlink:href=".." xlink:type="simple" chart:class="chart:line" chart:style-name="ch1">
        <chart:legend chart:legend-position="end" svg:x="7.94cm" svg:y="1.884cm" style:legend-expansion="high" chart:style-name="ch2"/>
        <chart:plot-area chart:style-name="ch3" table:cell-range-address="Sheet2.B15:Sheet2.B25" svg:x="0.215cm" svg:y="0.087cm" svg:width="7.51cm" svg:height="4.192cm">
          <chart:coordinate-region svg:x="1.498cm" svg:y="0.286cm" svg:width="5.855cm" svg:height="3.3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15:Sheet2.B25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7.83">
                <text:p>1477.83</text:p>
                <draw:g>
                  <svg:desc>Sheet2.B15:Sheet2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7.862">
                <text:p>317.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.235">
                <text:p>149.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.8768">
                <text:p>76.8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0176">
                <text:p>50.0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4988">
                <text:p>34.49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9468">
                <text:p>26.9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0042">
                <text:p>22.0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3059">
                <text:p>16.3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6899">
                <text:p>13.6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4995">
                <text:p>11.4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838cm" svg:height="4.787cm" xlink:href=".." xlink:type="simple" chart:class="chart:line" chart:style-name="ch1">
        <chart:legend chart:legend-position="end" svg:x="7.986cm" svg:y="2.094cm" style:legend-expansion="high" chart:style-name="ch2"/>
        <chart:plot-area chart:style-name="ch3" table:cell-range-address="Sheet2.B28:Sheet2.B38" svg:x="0.216cm" svg:y="0.095cm" svg:width="7.554cm" svg:height="4.597cm">
          <chart:coordinate-region svg:x="1.499cm" svg:y="0.294cm" svg:width="5.899cm" svg:height="3.7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8:Sheet2.B38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28.87">
                <text:p>1628.87</text:p>
                <draw:g>
                  <svg:desc>Sheet2.B28:Sheet2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8.88">
                <text:p>318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.561">
                <text:p>160.5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.5439">
                <text:p>89.5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343">
                <text:p>54.3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9451">
                <text:p>40.9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4999">
                <text:p>31.4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8537">
                <text:p>24.85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5532">
                <text:p>20.55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2368">
                <text:p>16.23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8002">
                <text:p>13.80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